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1d6b2b"/>
    </style:style>
    <style:style style:name="P2" style:family="paragraph" style:parent-style-name="Text_20_body">
      <style:paragraph-properties fo:margin-top="0in" fo:margin-bottom="0in" loext:contextual-spacing="true"/>
      <style:text-properties officeooo:rsid="00458e92" officeooo:paragraph-rsid="001d6b2b"/>
    </style:style>
    <style:style style:name="P3" style:family="paragraph" style:parent-style-name="Text_20_body">
      <style:paragraph-properties fo:margin-top="0in" fo:margin-bottom="0in" loext:contextual-spacing="true"/>
      <style:text-properties officeooo:rsid="000457e2" officeooo:paragraph-rsid="001d6b2b"/>
    </style:style>
    <style:style style:name="P4" style:family="paragraph" style:parent-style-name="Text_20_body">
      <style:paragraph-properties fo:margin-top="0in" fo:margin-bottom="0in" loext:contextual-spacing="true"/>
      <style:text-properties officeooo:rsid="026e0223" officeooo:paragraph-rsid="001d6b2b"/>
    </style:style>
    <style:style style:name="P5" style:family="paragraph" style:parent-style-name="Text_20_body">
      <style:paragraph-properties fo:margin-top="0in" fo:margin-bottom="0in" loext:contextual-spacing="true"/>
      <style:text-properties officeooo:rsid="0009b6cd" officeooo:paragraph-rsid="001d6b2b"/>
    </style:style>
    <style:style style:name="P6" style:family="paragraph" style:parent-style-name="Text_20_body">
      <style:paragraph-properties fo:margin-top="0in" fo:margin-bottom="0in" loext:contextual-spacing="true"/>
      <style:text-properties officeooo:rsid="00436dfc" officeooo:paragraph-rsid="001d6b2b"/>
    </style:style>
    <style:style style:name="P7" style:family="paragraph" style:parent-style-name="Text_20_body">
      <style:paragraph-properties fo:margin-top="0in" fo:margin-bottom="0in" loext:contextual-spacing="true"/>
      <style:text-properties officeooo:rsid="0043ccf6" officeooo:paragraph-rsid="001d6b2b"/>
    </style:style>
    <style:style style:name="P8" style:family="paragraph" style:parent-style-name="Text_20_body">
      <style:paragraph-properties fo:margin-top="0in" fo:margin-bottom="0in" loext:contextual-spacing="true"/>
      <style:text-properties officeooo:rsid="025e5eb2" officeooo:paragraph-rsid="001d6b2b"/>
    </style:style>
    <style:style style:name="P9" style:family="paragraph" style:parent-style-name="Text_20_body">
      <style:paragraph-properties fo:margin-top="0in" fo:margin-bottom="0in" loext:contextual-spacing="true"/>
      <style:text-properties officeooo:paragraph-rsid="001d6b2b"/>
    </style:style>
    <style:style style:name="T1" style:family="text">
      <style:text-properties officeooo:rsid="0009833a"/>
    </style:style>
    <style:style style:name="T2" style:family="text">
      <style:text-properties officeooo:rsid="0012c534"/>
    </style:style>
    <style:style style:name="T3" style:family="text">
      <style:text-properties officeooo:rsid="00143ca5"/>
    </style:style>
    <style:style style:name="T4" style:family="text">
      <style:text-properties officeooo:rsid="026c26d3"/>
    </style:style>
    <style:style style:name="T5" style:family="text">
      <style:text-properties officeooo:rsid="025ce7ca"/>
    </style:style>
    <style:style style:name="T6" style:family="text">
      <style:text-properties officeooo:rsid="025d982b"/>
    </style:style>
    <style:style style:name="T7" style:family="text">
      <style:text-properties officeooo:rsid="0014fb53"/>
    </style:style>
    <style:style style:name="T8" style:family="text">
      <style:text-properties officeooo:rsid="026e0223"/>
    </style:style>
    <style:style style:name="T9" style:family="text">
      <style:text-properties fo:font-style="italic" officeooo:rsid="0014fb53" style:font-style-asian="italic" style:font-style-complex="italic"/>
    </style:style>
    <style:style style:name="T10" style:family="text">
      <style:text-properties fo:font-style="italic" officeooo:rsid="026e0223" style:font-style-asian="italic" style:font-style-complex="italic"/>
    </style:style>
    <style:style style:name="T11" style:family="text">
      <style:text-properties officeooo:rsid="0015e52d"/>
    </style:style>
    <style:style style:name="T12" style:family="text">
      <style:text-properties officeooo:rsid="0009b6cd"/>
    </style:style>
    <style:style style:name="T13" style:family="text">
      <style:text-properties officeooo:rsid="025e5eb2"/>
    </style:style>
    <style:style style:name="T14" style:family="text">
      <style:text-properties officeooo:rsid="017fb60a"/>
    </style:style>
    <style:style style:name="T15" style:family="text">
      <style:text-properties officeooo:rsid="0043ccf6"/>
    </style:style>
    <style:style style:name="T16" style:family="text">
      <style:text-properties officeooo:rsid="026f09c7"/>
    </style:style>
    <style:style style:name="T17" style:family="text">
      <style:text-properties officeooo:rsid="00458e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9"/>
      <text:p text:style-name="P9">Связь с иностранцами <text:span text:style-name="T1">тоже</text:span> не наладилась. </text:p>
      <text:p text:style-name="P9">В день попытки <text:span text:style-name="T2">завязать подходящее знакомство </text:span>по Хрещатику звучали лишь романские языки — <text:span text:style-name="T3">подходить к</text:span> таким <text:span text:style-name="T4">иностранцам с моим</text:span> английск<text:span text:style-name="T3">им</text:span> толку мало. </text:p>
      <text:p text:style-name="P9">Двойка <text:span text:style-name="T3">разок атукнул</text:span> меня на пару негров в широкополых шляпах, но от моего жизнерадостного предложения «tо have a talk» те, почему-то, шарахнулись и отмолчались. <text:span text:style-name="T3">Наверное, где-то на танцах их уже приглашали «выйти поговорить».</text:span></text:p>
      <text:p text:style-name="P9">Пришлось <text:span text:style-name="T3">пояснить</text:span> боссу, что эт<text:span text:style-name="T5">о негры</text:span> из бывшей <text:span text:style-name="T3">французской </text:span>колонии, английский <text:span text:style-name="T3">с ними не катит</text:span>. </text:p>
      <text:p text:style-name="P9">Безрезультатная охота, <text:span text:style-name="T3">похоже, Двойку </text:span>притомила, или <text:span text:style-name="T5">мой босс решил </text:span>обдумать <text:span text:style-name="T5">какой-то ещё план</text:span>, но <text:span text:style-name="T5">он </text:span>плотно <text:span text:style-name="T3">уселся на скамейку </text:span>в университетском сквере <text:span text:style-name="T5">и</text:span> дал мне два часа на бесконтрольный свободный поиск. </text:p>
      <text:p text:style-name="P9"/>
      <text:p text:style-name="P9">Задание не слишком <text:span text:style-name="T3">при</text:span>влекательное, но надо же отрабатывать харчи, как потреблённые (пирожки с пепси), так и <text:span text:style-name="T3">грядущие</text:span>. </text:p>
      <text:p text:style-name="P9"><text:span text:style-name="T3">И, оставив</text:span> его на скамейке, я не отлынивал и не увиливал, а <text:span text:style-name="T4">без увёрток, </text:span>добросовестно локаторил — не забазарят ли <text:span text:style-name="T4">хоть с какой-нибудь стороны</text:span> родным шекспировским? </text:p>
      <text:p text:style-name="P9">На бульваре Шевченко группа аккуратных мужчин, минуя Владимирский собор, назвала его «касидрел». Неужто?.. </text:p>
      <text:p text:style-name="P9">- Нет,- пояснил один из них,- мы <text:span text:style-name="T3">разговариваем</text:span> на латышском. </text:p>
      <text:p text:style-name="P9"><text:span text:style-name="T3">Пожалуй</text:span>, хватит. </text:p>
      <text:p text:style-name="P9">Зайду, вон, <text:span text:style-name="T3">только </text:span>в отель ИНТУРИСТ и — <text:s/>всё. Последняя попытка. <text:s/></text:p>
      <text:p text:style-name="P9"><text:span text:style-name="T5">Пусть</text:span>, Двойка, как себе хоче<text:span text:style-name="T3">т</text:span>, а мне надоело. </text:p>
      <text:p text:style-name="P9">На широком крыльце <text:span text:style-name="T3">перед</text:span> стеклянны<text:span text:style-name="T3">м</text:span> <text:span text:style-name="T3">входом</text:span> здоровяк с саксофонным шнурком шее вежливо поинтересовался чего мне надобно. </text:p>
      <text:p text:style-name="P9">До чего ж наивный вышибала. Ну откуда мне — <text:s/>интуристу — <text:s/>знать <text:span text:style-name="T3">эти</text:span> местные <text:span text:style-name="T3">их</text:span> <text:span text:style-name="T5">диалекты</text:span>? </text:p>
      <text:p text:style-name="P9">Снисходительно обозрев <text:span text:style-name="T6">двухметрового </text:span>аборигена, <text:span text:style-name="T1">я без слов</text:span> <text:span text:style-name="T6">захожу внутрь</text:span> и <text:span text:style-name="T3">сворачиваю на</text:span>лево — <text:s/>к бару. </text:p>
      <text:p text:style-name="P9">Английская надпись над стойкой <text:span text:style-name="T3">призывает</text:span> <text:span text:style-name="T3">платить</text:span> только <text:span text:style-name="T3">местной валютой</text:span> и <text:span text:style-name="T3">извещает</text:span>, что сегодняшний день недели — <text:s/>выходной. </text:p>
      <text:p text:style-name="P9">Да, <text:span text:style-name="T4">самое время</text:span> <text:span text:style-name="T3">передохнуть</text:span>. </text:p>
      <text:p text:style-name="P9">Массивные с виду кресла <text:span text:style-name="T3">у</text:span> полированных столиков <text:span text:style-name="T6">очень</text:span> <text:span text:style-name="T3">вертлявы</text:span> и жутко удобны. </text:p>
      <text:p text:style-name="P9">Исполнительность вознаграждается: начни я сачковать, <text:span text:style-name="T6">то</text:span> не сидел бы сейчас в такой благодати — чай, <text:span text:style-name="T1">по</text:span>мягч<text:span text:style-name="T4">éе</text:span>, чем <text:span text:style-name="T6">Двойке-то</text:span> на <text:span text:style-name="T1">той </text:span>скамейке. </text:p>
      <text:p text:style-name="P9">В дальнем конце <text:span text:style-name="T7">бара, у которого выходной,</text:span> рассел<text:span text:style-name="T6">и</text:span>сь <text:span text:style-name="T4">врассыпную</text:span> <text:span text:style-name="T6">двенадцать</text:span> апостолиц и <text:span text:style-name="T7">ихний</text:span> <text:span text:style-name="T7">Учитель при них, с чёрной бородкой и пылкой проповедью истинной истины</text:span>. </text:p>
      <text:p text:style-name="P9">А <text:span text:style-name="T7">у них что за</text:span> язык? <text:span text:style-name="T7">О том ведомо только им</text:span>. </text:p>
      <text:p text:style-name="P9"><text:span text:style-name="T8">Скажу в отчёте </text:span>Двойке, <text:span text:style-name="T7">что</text:span> <text:span text:style-name="T8">попадалась </text:span>делегация румынских птицеводов. </text:p>
      <text:p text:style-name="P9">Через столик от меня, усиленно не глядя в мою сторону, две <text:s/>немецки-бесцветные д<text:span text:style-name="T8">é</text:span>вицы обменива<text:span text:style-name="T7">ются</text:span> краткими фразами. </text:p>
      <text:p text:style-name="P9">Проклятый языковой барьер. Девули-то явно маются. <text:span text:style-name="T7">Рады </text:span>б, <text:span text:style-name="T6">небось, </text:span><text:s/>услышать: «вы привлекательны, я замечательный и есть у меня друг Двойка, вчетвером скучать веселее…» <text:span text:style-name="T6">Да только</text:span> не услышат. Языковая тюрьма. У них своя камера, у меня своя. Даже смотреть друг на друга не <text:span text:style-name="T6">смотрим</text:span>, как <text:span text:style-name="T6">та</text:span> лиса на недосягаемые гроздья. </text:p>
      <text:p text:style-name="P9">Но они-то хоть между собой калякают, а я? Так и останусь глухонемым? </text:p>
      <text:p text:style-name="P9"><text:soft-page-break/>- Эн офули найс плейс,- общительно сообщаю я немочкам,- эйнт ит? Бат (<text:span text:style-name="T9">с лёгким вздохом </text:span><text:span text:style-name="T10">разочарования</text:span>) нобади то хэв э ток виз. </text:p>
      <text:p text:style-name="P9">Галантно киваю на их изумлённые взоры: </text:p>
      <text:p text:style-name="P9">- Бай-бай...</text:p>
      <text:p text:style-name="P9"/>
      <text:p text:style-name="P3"><text:span text:style-name="T7">За истекшее с той поры время к</text:span>уш так и не подвернулся, но Двойке понравилось иметь со мной дело. <text:span text:style-name="T11">Я, как юный пионер,</text:span> на всё готов, и <text:span text:style-name="T6">кроме того </text:span>я <text:s/>— реликвия его студенческой юности. </text:p>
      <text:p text:style-name="P3">Вот и <text:span text:style-name="T6">потекли после первой такие же </text:span><text:s/><text:span text:style-name="T11">краткие </text:span>телеграммы, <text:span text:style-name="T8">которыми он вызывал меня по выходным</text:span> —<text:span text:style-name="T12"> название </text:span><text:s/>сел<text:span text:style-name="T11">а и дата, когда мне следует туда явиться</text:span>. </text:p>
      <text:p text:style-name="P4">Туда от Конотопа полчаса электричкой, а потом минут десять автобусом.</text:p>
      <text:p text:style-name="P9">- Чего это ты как выходной с цветами на электричку? К жене что ли? Так, вроде, развёлся. </text:p>
      <text:p text:style-name="P9">- К другу, в село. А цветы <text:span text:style-name="T11">для </text:span>его матери с бабушкой. </text:p>
      <text:p text:style-name="P9">- Так что у них в селе цветов нет? </text:p>
      <text:p text:style-name="P9">Есть. Но работы в селе — пропасть. Как приеду — то крыша, то сарай, то на огороде. </text:p>
      <text:p text:style-name="P9">Потом, конечно, самогону пей сколько влезет, ешь чего хочешь — вс<text:span text:style-name="T8">его хватает</text:span>, да только без цветов я б там <text:span text:style-name="T8">вроде как</text:span> батрак, а <text:span text:style-name="T8">когда </text:span>с цветами — <text:span text:style-name="T8">словно бы</text:span> гость. </text:p>
      <text:p text:style-name="P5"/>
      <text:p text:style-name="P6">Родительский дом Двойки стоит на краю села, в тесной улочке с названием Берег. Тесноту в ней создают не хаты, а фруктовые деревья сплошняком нависшие поверх заборов.</text:p>
      <text:p text:style-name="P6">Дом, конечно, зовётся хатой, но по добротности это, всё-таки, дом.</text:p>
      <text:p text:style-name="P6">Между воротами и хатой, налево в палисадничке неглубокий колодец, до воды метра два. Над ним жестяная крыша, в<text:span text:style-name="T6">ó</text:span>рот с коленом рукояти и ведро на цепи.</text:p>
      <text:p text:style-name="P6">Справа <text:span text:style-name="T13">побелённая стена </text:span>кирпично<text:span text:style-name="T13">го </text:span>строени<text:span text:style-name="T8">я</text:span>, в котором есть всё — летняя кухня, чьё крыльцо почти смыкается с высоким крыльцом на веранду хаты, гараж для пока ещё не купленной машины, <text:s/>склад инвентаря, хлев. </text:p>
      <text:p text:style-name="P6">Правда, в <text:span text:style-name="T13">хлев</text:span> вход не со двора, а с обратной стороны <text:span text:style-name="T13">строения</text:span>.</text:p>
      <text:p text:style-name="P6"/>
      <text:p text:style-name="P6">Пройдя между крылец, оказываешься на заднем дворе с длинным деревянным сараем для коз, кур, свиней и чего-нибудь ещё. </text:p>
      <text:p text:style-name="P6">Под окнами хаты малинник и ещё пара яблонь, а дальше <text:span text:style-name="T14">безмерный</text:span> огород, за которым ровное поле и потом лесополоса скрывающая железную дорогу.</text:p>
      <text:p text:style-name="P6">Колхоз этим полем не пользуется — слишком много <text:span text:style-name="T8">подпочвенной </text:span>влаги. Привольно живут люди на улице Берег.</text:p>
      <text:p text:style-name="P6"/>
      <text:p text:style-name="P6">Глава в доме Раиса Александровна, мать Двойки, потому что муж её, Сергей, больше занят по хозяйству и ему не до болтовни. </text:p>
      <text:p text:style-name="P6">Конечно, если что-то <text:span text:style-name="T13">уж </text:span>совсем<text:span text:style-name="T13"> </text:span>ему<text:span text:style-name="T13"> </text:span>не понравится, то может рявкнуть и осадить жену, чтоб<text:span text:style-name="T8">ы</text:span> <text:span text:style-name="T13">за</text:span>крыла халяву.</text:p>
      <text:p text:style-name="P6">Тогда Раиса Александровна <text:span text:style-name="T15">смолкает и, закусив губу, изображает бессловесную сельскую бабу, но это всё чистое актёрство — через пять минут на веранде опять зазвонит телефон и спросят Раису, а не Сергея.</text:span></text:p>
      <text:p text:style-name="P7"><text:span text:style-name="T13">Помимо домашних дел</text:span> она заправляет местной политикой, принимая несколько визитёров за день. </text:p>
      <text:p text:style-name="P7">Её излюбленный сценический образ — <text:s/><text:span text:style-name="T8">затурканная </text:span>баба, <text:span text:style-name="T13">вся в хлопотах и заботах, </text:span><text:s/>в заношенной кацавейке и косынке на чёрных волосах, <text:span text:style-name="T13">вот только</text:span> прищур чёрных глаз <text:span text:style-name="T13">чуть-чуть не вписывается.</text:span></text:p>
      <text:p text:style-name="P7">Косынк<text:span text:style-name="T13">у она</text:span> повяз<text:span text:style-name="T13">ывает</text:span> то так, то эдак, меняя свой <text:span text:style-name="T13">внешний облик</text:span> по нескольку раз на дню. <text:s/><text:soft-page-break/><text:span text:style-name="T13">Т</text:span>о на лбу повя<text:span text:style-name="T13">жет узел</text:span>, то под затылком, <text:span text:style-name="T13">а</text:span> то <text:span text:style-name="T13">и </text:span>сбоку — по цыгански — смотря кого принимает Раиса Александровна.</text:p>
      <text:p text:style-name="P7">Для <text:span text:style-name="T13">текущего</text:span> посетителя, <text:span text:style-name="T13">что</text:span> своими джинсами, патлами и бородой <text:span text:style-name="T13">смахивает </text:span><text:s/>на хиппи <text:span text:style-name="T16">из Лос-Анджелеса</text:span>, она вообще повязалась под подбородком. </text:p>
      <text:p text:style-name="P7">Двойка говорит, что это молодой поп их села. </text:p>
      <text:p text:style-name="P8">Хиппующий поп уходит, а ч<text:span text:style-name="T15">ерез полчаса у ворот останавливается «жигуль» и во двор за</text:span>является<text:span text:style-name="T15"> крикливая </text:span>молодая баба<text:span text:style-name="T15">, которой очень надо «хáлата».</text:span></text:p>
      <text:p text:style-name="P7">Раиса Александровна принимает её на веранде и смиренно делает ей мозги минут сорок, прежде, чем отправить, посулив, что будет ей «хáлат». </text:p>
      <text:p text:style-name="P7">Она на дому не торгует, за товаром <text:span text:style-name="T13">приезжайте</text:span> на торговую базу. По предварительной договорённости.</text:p>
      <text:p text:style-name="P7">Раиса подмигивает нам с Двойкой вслед на удаляющуюся «хáлатную» матушку. Свят, свят, свят! </text:p>
      <text:p text:style-name="P7"><text:span text:style-name="T16">Но тут</text:span> она реш<text:span text:style-name="T13">ила</text:span>, что мы с ним чересчур засиделись за картами и снова посылает в огород — вскапывать грядки, или вывозить <text:s/>навоз <text:s/>на возке, что вязнет колёсами в чернозёме, или собирать созревшие початки кукурузы. </text:p>
      <text:p text:style-name="P7">Но когда мы с Двойкой собираем из брёвен ещё один сарай, то она нам не указ; <text:span text:style-name="T17">тут уже главенствует Сергей — объявил перекур, вот и играем.</text:span></text:p>
      <text:p text:style-name="P7"/>
      <text:p text:style-name="P2">Еда после работы не хавка, а добротный сельский харч на щедром сале, с укропным ароматом, с лёгким парком над тарелками и хрустящим зелёным луком на блюде в каплях свежей воды. </text:p>
      <text:p text:style-name="P2">Главный кулинар в хате — баба Уля. Готовит она классно даже и одной рукой. Вторую, давно парализованную, она держит в кармане фартука на животе. </text:p>
      <text:p text:style-name="P2">Самогон тоже она гонит в дальнем конце сарая. Ей нравится смотреть как в подставленную посудину капает горячий перва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6:53:15.468676224</meta:creation-date>
    <dc:date>2017-03-03T16:53:19.514181719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61" meta:word-count="1113" meta:character-count="7149" meta:non-whitespace-character-count="6012"/>
    <meta:generator>LibreOffice/4.3.3.2$Linux_x86 LibreOffice_project/430m0$Build-2</meta:generator>
  </office:meta>
</office:document-meta>
</file>